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48b84" officeooo:paragraph-rsid="00048b84"/>
    </style:style>
    <style:style style:name="P2" style:family="paragraph" style:parent-style-name="Standard">
      <style:text-properties officeooo:rsid="00048b84" officeooo:paragraph-rsid="0005a068"/>
    </style:style>
    <style:style style:name="P3" style:family="paragraph" style:parent-style-name="Standard">
      <style:text-properties fo:font-weight="bold" officeooo:rsid="00048b84" officeooo:paragraph-rsid="00048b84" style:font-weight-asian="bold" style:font-weight-complex="bold"/>
    </style:style>
    <style:style style:name="P4" style:family="paragraph" style:parent-style-name="Standard">
      <style:text-properties fo:font-weight="bold" officeooo:rsid="000750ce" officeooo:paragraph-rsid="000750ce" style:font-weight-asian="bold" style:font-weight-complex="bold"/>
    </style:style>
    <style:style style:name="P5" style:family="paragraph" style:parent-style-name="Standard">
      <style:text-properties officeooo:rsid="0005a068" officeooo:paragraph-rsid="0005a068"/>
    </style:style>
    <style:style style:name="P6" style:family="paragraph" style:parent-style-name="Standard">
      <style:text-properties fo:font-weight="normal" officeooo:rsid="000750ce" officeooo:paragraph-rsid="000750ce" style:font-weight-asian="normal" style:font-weight-complex="normal"/>
    </style:style>
    <style:style style:name="P7" style:family="paragraph" style:parent-style-name="Standard">
      <style:text-properties fo:font-weight="normal" officeooo:rsid="00080730" officeooo:paragraph-rsid="00080730" style:font-weight-asian="normal" style:font-weight-complex="normal"/>
    </style:style>
    <style:style style:name="P8" style:family="paragraph" style:parent-style-name="Standard">
      <style:text-properties fo:font-weight="normal" officeooo:rsid="00095704" officeooo:paragraph-rsid="00095704" style:font-weight-asian="normal" style:font-weight-complex="normal"/>
    </style:style>
    <style:style style:name="P9" style:family="paragraph" style:parent-style-name="Standard">
      <style:text-properties fo:font-weight="normal" officeooo:rsid="000aa336" officeooo:paragraph-rsid="000aa336" style:font-weight-asian="normal" style:font-weight-complex="normal"/>
    </style:style>
    <style:style style:name="P10" style:family="paragraph" style:parent-style-name="Standard">
      <style:text-properties fo:font-weight="normal" officeooo:rsid="000c1bb4" officeooo:paragraph-rsid="000c1bb4" style:font-weight-asian="normal" style:font-weight-complex="normal"/>
    </style:style>
    <style:style style:name="P11" style:family="paragraph" style:parent-style-name="Standard">
      <style:text-properties officeooo:rsid="00095704" officeooo:paragraph-rsid="00095704"/>
    </style:style>
    <style:style style:name="P12" style:family="paragraph" style:parent-style-name="Standard">
      <style:text-properties officeooo:rsid="000a697f" officeooo:paragraph-rsid="000a697f"/>
    </style:style>
    <style:style style:name="P13" style:family="paragraph" style:parent-style-name="Standard">
      <style:text-properties officeooo:rsid="000aa336" officeooo:paragraph-rsid="000aa336"/>
    </style:style>
    <style:style style:name="P14" style:family="paragraph" style:parent-style-name="Standard">
      <style:text-properties officeooo:rsid="000c1bb4" officeooo:paragraph-rsid="000c1bb4"/>
    </style:style>
    <style:style style:name="P15" style:family="paragraph" style:parent-style-name="Standard">
      <style:text-properties fo:font-weight="normal" officeooo:rsid="000f4991" officeooo:paragraph-rsid="000f4991" style:font-weight-asian="normal" style:font-weight-complex="normal"/>
    </style:style>
    <style:style style:name="P16" style:family="paragraph" style:parent-style-name="Standard">
      <style:text-properties fo:font-weight="normal" officeooo:rsid="000f5c9c" officeooo:paragraph-rsid="000f5c9c" style:font-weight-asian="normal" style:font-weight-complex="normal"/>
    </style:style>
    <style:style style:name="P17" style:family="paragraph" style:parent-style-name="Standard">
      <style:text-properties fo:font-weight="normal" officeooo:rsid="00110f31" officeooo:paragraph-rsid="00110f31" style:font-weight-asian="normal" style:font-weight-complex="normal"/>
    </style:style>
    <style:style style:name="P18" style:family="paragraph" style:parent-style-name="Standard">
      <style:text-properties officeooo:rsid="000c1bb4" officeooo:paragraph-rsid="000c1bb4"/>
    </style:style>
    <style:style style:name="P19" style:family="paragraph" style:parent-style-name="Standard">
      <style:text-properties officeooo:rsid="0005a068" officeooo:paragraph-rsid="00095704"/>
    </style:style>
    <style:style style:name="P20" style:family="paragraph" style:parent-style-name="Standard">
      <style:text-properties fo:font-weight="bold" officeooo:rsid="000f4991" officeooo:paragraph-rsid="000f4991" style:font-weight-asian="bold" style:font-weight-complex="bold"/>
    </style:style>
    <style:style style:name="P21" style:family="paragraph" style:parent-style-name="Standard">
      <style:text-properties officeooo:rsid="00048b84" officeooo:paragraph-rsid="00048b84"/>
    </style:style>
    <style:style style:name="T1" style:family="text">
      <style:text-properties officeooo:rsid="0005a068"/>
    </style:style>
    <style:style style:name="T2" style:family="text">
      <style:text-properties officeooo:rsid="00080730"/>
    </style:style>
    <style:style style:name="T3" style:family="text">
      <style:text-properties officeooo:rsid="00095704"/>
    </style:style>
    <style:style style:name="T4" style:family="text">
      <style:text-properties officeooo:rsid="000a697f"/>
    </style:style>
    <style:style style:name="T5" style:family="text">
      <style:text-properties officeooo:rsid="000aa336"/>
    </style:style>
    <style:style style:name="T6" style:family="text">
      <style:text-properties officeooo:rsid="000c1bb4"/>
    </style:style>
    <style:style style:name="T7" style:family="text">
      <style:text-properties officeooo:rsid="000f4991"/>
    </style:style>
    <style:style style:name="T8" style:family="text">
      <style:text-properties officeooo:rsid="000f5c9c"/>
    </style:style>
    <style:style style:name="T9" style:family="text">
      <style:text-properties officeooo:rsid="00105119"/>
    </style:style>
    <style:style style:name="T10" style:family="text">
      <style:text-properties officeooo:rsid="00110f3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Analiza wymagań funkcjonalnych Map Google</text:p>
      <text:p text:style-name="P1"/>
      <text:p text:style-name="P1">1. Użytkownik może wyszukać adres.</text:p>
      <text:p text:style-name="P1">2. Użytkownik może wyszukać <text:span text:style-name="T6">obiekt</text:span>(np. <text:span text:style-name="T6">Bankomat, p</text:span>rzystanek <text:s/>tramwajowy).</text:p>
      <text:p text:style-name="P1">3. Użytkownik może wyszukać <text:span text:style-name="T6">instytucję</text:span>( szpital, urząd).</text:p>
      <text:p text:style-name="P1">4. Użytkownik może wyznaczyć trasę między 2 miejscami.</text:p>
      <text:p text:style-name="P1">5. Użytkownik może wybrać sposób przemieszczania (auto, transport publiczny, pieszo, <text:span text:style-name="T1">rower, samolot</text:span>).</text:p>
      <text:p text:style-name="P1">6. Użytkownik może <text:span text:style-name="T7">określić swoją lokalizację</text:span>.</text:p>
      <text:p text:style-name="P1">7. Użytkownik może zmienić widok na satelitę.</text:p>
      <text:p text:style-name="P1">8. Użytkownik może zmienić widok na mapę.</text:p>
      <text:p text:style-name="P1">9. Użytkownik może zmieniać skalę mapy( przybliżać i oddalać).</text:p>
      <text:p text:style-name="P1">10. Użytkownik może przeglądać zdjęcia wyszukanego miejsca.</text:p>
      <text:p text:style-name="P1">11. Użytkownik może zmieniać widok na StreetView.</text:p>
      <text:p text:style-name="P1">12. Użytkownik może sprawdzić aktualne natężenie ruchu.</text:p>
      <text:p text:style-name="P1">13. Użytkownik może sprawdzić typowe natężenie ruchu.</text:p>
      <text:p text:style-name="P1">14. Użytkownik może zobaczyć trasy rowerowe.</text:p>
      <text:p text:style-name="P1">15. Użytkownik może wyszukać obiekty(bankomat, pizzeria) w pobliżu danej lokalizacji.</text:p>
      <text:p text:style-name="P2">16. Użytkownik może <text:span text:style-name="T1">wybrać trasę z zaproponowanych opcji.</text:span></text:p>
      <text:p text:style-name="P5">17. Użytkownik widzi odległość i szacowany czas dotarcia do celu.</text:p>
      <text:p text:style-name="P5">18. Użytkownik może zmienić jednostkę <text:span text:style-name="T9">długości</text:span> (km lub mile).</text:p>
      <text:p text:style-name="P5">19. Użytkownik może wybrać czy unikać np. autostrad.</text:p>
      <text:p text:style-name="P5">20. Użytkownik może wybrać wybrać preferowany środek transportu (pociąg, metro, tramwaj).</text:p>
      <text:p text:style-name="P5">21. Użytkownik może skorzystać z pomocy.</text:p>
      <text:p text:style-name="P11">22. Użytkownik może udostępnić link do mapy.</text:p>
      <text:p text:style-name="P11">23. Użytkownik może utworzyć własną mapę.</text:p>
      <text:p text:style-name="P11">2<text:span text:style-name="T4">4</text:span>. Użytkownik może <text:span text:style-name="T4">wydrukować</text:span> mapę.</text:p>
      <text:p text:style-name="P12">25. Użytkownik <text:span text:style-name="T5">po wpisaniu nazwy miasta może sprawdzić aktualną pogodę.</text:span></text:p>
      <text:p text:style-name="P13">26. Użytkownik po wpisaniu nazwy miasta może przeczytać o nim podstawowe informacje z Wikipedii (liczba ludności, powierzchnia).</text:p>
      <text:p text:style-name="P13">27. Użytkownik może zgłosić problem z działaniem aplikacji.</text:p>
      <text:p text:style-name="P14">28. Użytkownik może zmienić godzinę i datę podróży.</text:p>
      <text:p text:style-name="P14">29. Użytkownik może ustawić godzinę i datę zakończenia podróży.</text:p>
      <text:p text:style-name="P14">30. Użytkownik może ustawić datę i godzinę rozpoczęcia podróży.</text:p>
      <text:p text:style-name="P14">31. Użytkownik może <text:s/>ręcznie zmienić wyznaczoną trasę.</text:p>
      <text:p text:style-name="P19"/>
      <text:p text:style-name="P4">Po zalogowaniu otrzymuje dostęp do dodatkowych funkcji:</text:p>
      <text:p text:style-name="P6">1. Użytkownik <text:span text:style-name="T3">może przeglądać historię wyszu</text:span>kiwan<text:span text:style-name="T3">ych</text:span> miejsc.</text:p>
      <text:p text:style-name="P6">2. Użytkownik może dodać <text:span text:style-name="T2">lokalizację swojego domu.</text:span></text:p>
      <text:p text:style-name="P7">3. <text:span text:style-name="T3">Użytkownik</text:span> może dodać lokalizację swojego miejsca pracy.</text:p>
      <text:p text:style-name="P7">4. <text:span text:style-name="T3">Użytkownik może dodać ulubione miejsca.</text:span></text:p>
      <text:p text:style-name="P8">5. Użytkownik może przeglądać ulubione miejsca.</text:p>
      <text:p text:style-name="P8">6. Użytkownik może wyznaczać trasy między ulubionymi miejscami, miejscem, pracy, domem i pozostałymi.</text:p>
      <text:p text:style-name="P9">7. Użytkownik może usuwać dodane miejsca.</text:p>
      <text:p text:style-name="P9">8.Użytkownik może edytować dodane miejsca.</text:p>
      <text:p text:style-name="P9">9. Użytkownik może oceniać miejsca.</text:p>
      <text:p text:style-name="P10">10. Użytkownik może udostępnić mapę w google+.</text:p>
      <text:p text:style-name="P10"/>
      <text:p text:style-name="P20">W urządzeniu mobilnym <text:span text:style-name="T10">dodatkowo</text:span>:</text:p>
      <text:p text:style-name="P15">1. Użytkownik może<text:span text:style-name="T8"> wyznaczyć trasę ze swojego położenia do celu.</text:span></text:p>
      <text:p text:style-name="P16">2. Użytkownik może wykorzystać urządzenie mobilne jako nawigację.</text:p>
      <text:p text:style-name="P16"><text:soft-page-break/>3. Użytkownik może zadzwonić np. do sklepu jeśli numer podany jest w wizytówce.</text:p>
      <text:p text:style-name="P17"/>
      <text:p text:style-name="P16"/>
      <text:p text:style-name="P16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8T11:21:41.086031171</meta:creation-date>
    <dc:date>2014-12-18T23:19:13.617860761</dc:date>
    <meta:editing-duration>PT3H11M58S</meta:editing-duration>
    <meta:editing-cycles>4</meta:editing-cycles>
    <meta:generator>LibreOffice/4.2.7.2$Linux_x86 LibreOffice_project/420m0$Build-2</meta:generator>
    <meta:print-date>2014-12-18T23:04:14.847785366</meta:print-date>
    <meta:document-statistic meta:table-count="0" meta:image-count="0" meta:object-count="0" meta:page-count="2" meta:paragraph-count="47" meta:word-count="368" meta:character-count="2690" meta:non-whitespace-character-count="2367"/>
  </office:meta>
</office:document-meta>
</file>